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ar:</text:p>
      <text:list xml:id="list5257656984620904949" text:style-name="L1">
        <text:list-item>
          <text:p text:style-name="P1">Principal.cpp</text:p>
        </text:list-item>
        <text:list-item>
          <text:p text:style-name="P1">TestAlgoritmo.cpp (algunos metodos)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 usuario</meta:initial-creator>
    <meta:creation-date>2021-03-24T13:51:46</meta:creation-date>
    <dc:date>2021-03-24T14:06:17</dc:date>
    <dc:creator>usuario usuario</dc:creator>
    <meta:editing-duration>PT8M34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3" meta:word-count="7" meta:character-count="62"/>
  </office:meta>
</office:document-meta>
</file>